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US" style:text-underline-style="none" fo:font-weight="normal"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US"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fo:background-color="#e6e6ff">
        <style:background-image/>
      </style:paragraph-properties>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language="en" fo:country="US" style:text-underline-style="none" fo:font-weight="normal" fo:background-color="transparent"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style:text-underline-style="none"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text-align="start" style:justify-single-word="false" fo:background-color="#e6e6ff">
        <style:background-image/>
      </style:paragraph-properties>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start" style:justify-single-word="false" fo:background-color="transparent">
        <style:background-image/>
      </style:paragraph-properties>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start" style:justify-single-word="false" fo:background-color="transparent">
        <style:background-image/>
      </style:paragraph-properties>
      <style:text-properties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text-align="start" style:justify-single-word="false" fo:background-color="transparent">
        <style:background-image/>
      </style:paragraph-properties>
      <style:text-properties fo:font-size="12pt" fo:language="en" fo:country="US"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fo:background-color="transparent">
        <style:background-image/>
      </style:paragraph-properties>
    </style:style>
    <style:style style:name="P19" style:family="paragraph" style:parent-style-name="Standard">
      <style:paragraph-properties fo:text-align="start" style:justify-single-word="false" fo:background-color="transparent">
        <style:background-image/>
      </style:paragraph-properties>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background-color="transparent"/>
    </style:style>
    <style:style style:name="T5" style:family="text">
      <style:text-properties fo:font-size="12pt" fo:language="en" fo:country="US" style:text-underline-style="none" fo:font-weight="normal" style:font-size-asian="12pt" style:font-weight-asian="normal" style:font-size-complex="12pt" style:font-weight-complex="normal"/>
    </style:style>
    <style:style style:name="T6" style:family="text">
      <style:text-properties fo:font-size="12pt" fo:language="en" fo:country="US" style:text-underline-style="none" fo:font-weight="bold" style:font-size-asian="12pt" style:font-weight-asian="bold" style:font-size-complex="12pt" style:font-weight-complex="bold"/>
    </style:style>
    <style:style style:name="T7" style:family="text">
      <style:text-properties fo:font-size="12pt" fo:language="en" fo:country="US" fo:font-weight="normal" style:font-size-asian="12pt" style:font-weight-asian="normal" style:font-size-complex="12pt" style:font-weight-complex="normal"/>
    </style:style>
    <style:style style:name="T8" style:family="text">
      <style:text-properties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fo:language="el" fo:country="GR"/>
    </style:style>
    <style:style style:name="T10"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Ransomware Incident Response Plan based on NIST</text:p>
      <text:p text:style-name="P1"/>
      <text:p text:style-name="P1"/>
      <text:p text:style-name="P1"/>
      <text:p text:style-name="P1"/>
      <text:p text:style-name="P8">Summary</text:p>
      <text:p text:style-name="P2"/>
      <text:p text:style-name="P4">The company <text:span text:style-name="T1">TechCo</text:span>, dedicated to providing cloud services and managing sensitive customer data, has fallen victim to a ransomware attack. An employee at TechCo received a phishing email that appeared legitimate, containing a malicious attachment disguised as an invoice. The ransomware quickly spread to several critical servers. Files were encrypted, and the company received a message demanding payment of 50 Bitcoins within 72 hours.</text:p>
      <text:p text:style-name="P4"/>
      <text:p text:style-name="P8">Identification</text:p>
      <text:p text:style-name="P3"/>
      <text:p text:style-name="P2">The critical assets of TechCo that have been affected are:</text:p>
      <text:p text:style-name="P4"/>
      <text:p text:style-name="P4">The <text:span text:style-name="T2">file server</text:span><text:span text:style-name="T4">, where essential documents and data for daily operations are stored.</text:span></text:p>
      <text:p text:style-name="P5"/>
      <text:p text:style-name="P5">The <text:span text:style-name="T1">customer database</text:span>, which contains sensitive personal and financial information.</text:p>
      <text:p text:style-name="P5"/>
      <text:p text:style-name="P5">The <text:span text:style-name="T1">internal backup systems</text:span> that, unfortunately, were also located within the compromised network.</text:p>
      <text:p text:style-name="P4"/>
      <text:p text:style-name="P2">The potential vulnerabilities that facilitated the attack:</text:p>
      <text:p text:style-name="P4"><text:line-break/>The employee was not trained enough to raise awareness about <text:span text:style-name="T3">security practices</text:span>.</text:p>
      <text:p text:style-name="P2"/>
      <text:p text:style-name="P4">The TechCo company <text:span text:style-name="T3">lacked of proper network segmentation</text:span> allowing the ransomware to affect both production systems and backups.</text:p>
      <text:p text:style-name="P4"/>
      <text:p text:style-name="P4">There was no <text:span text:style-name="T3">early alert protocol</text:span> or <text:span text:style-name="T3">real-time monitoring systems</text:span>:</text:p>
      <text:p text:style-name="P4"><text:span text:style-name="T1">IDS</text:span>, <text:span text:style-name="T1">IPS</text:span>, <text:span text:style-name="T1">NDR</text:span>, <text:span text:style-name="T1">EDR</text:span>, <text:span text:style-name="T1">SIEM</text:span> and <text:span text:style-name="T1">DLP</text:span>.</text:p>
      <text:p text:style-name="P4"/>
      <text:p text:style-name="P4">There were <text:span text:style-name="T3">poor implementation practices</text:span> regarding <text:span text:style-name="T3">backup planning</text:span> and <text:span text:style-name="T3">retention policies</text:span>.</text:p>
      <text:p text:style-name="P4"/>
      <text:p text:style-name="P8">Protection</text:p>
      <text:p text:style-name="P3"/>
      <text:p text:style-name="P2">Preventive Measures:</text:p>
      <text:p text:style-name="P4"/>
      <text:p text:style-name="P4"><text:span text:style-name="T1">People of TechCo</text:span>: This refers to the importance of users and employees within the organization. It includes training and raising awareness about security practices, creating a culture of security, and implementing policies to ensure that individuals understand and follow security guidelines.</text:p>
      <text:p text:style-name="P4"/>
      <text:p text:style-name="P4"><text:span text:style-name="T1">Network Segmentation</text:span>: Divides a network into smaller, isolated segments to limit the spread of attacks.</text:p>
      <text:p text:style-name="P4"/>
      <text:p text:style-name="P4"/>
      <text:p text:style-name="P4"/>
      <text:p text:style-name="P4"><text:soft-page-break/></text:p>
      <text:p text:style-name="P6">Use of cybersecurity tools and technologies:</text:p>
      <text:p text:style-name="P6"/>
      <text:p text:style-name="P7"><text:span text:style-name="T6">IDS</text:span><text:span text:style-name="T5">:</text:span></text:p>
      <text:p text:style-name="P2">Intrusion Detection System</text:p>
      <text:p text:style-name="P4">Detects malicious activity</text:p>
      <text:p text:style-name="P4">Monitors: Network traffic</text:p>
      <text:p text:style-name="P4"/>
      <text:p text:style-name="P7"><text:span text:style-name="T6">IPS</text:span><text:span text:style-name="T5">:</text:span></text:p>
      <text:p text:style-name="P2">Intrusion Prevention System</text:p>
      <text:p text:style-name="P4">Detects and blocks threats</text:p>
      <text:p text:style-name="P4">Monitors: Network traffic</text:p>
      <text:p text:style-name="P4"/>
      <text:p text:style-name="P7"><text:span text:style-name="T6">NDR</text:span><text:span text:style-name="T5">:</text:span></text:p>
      <text:p text:style-name="P2">Network Detection and Response</text:p>
      <text:p text:style-name="P4">Uses AI/behavioral analytics to detect threats across network</text:p>
      <text:p text:style-name="P4">Monitors: Network</text:p>
      <text:p text:style-name="P4"/>
      <text:p text:style-name="P7"><text:span text:style-name="T6">EDR</text:span><text:span text:style-name="T5">:</text:span></text:p>
      <text:p text:style-name="P2">Endpoint Detection and Response</text:p>
      <text:p text:style-name="P4">Detects and responds to threats on individual devices (endpoints)</text:p>
      <text:p text:style-name="P4">Monitors: Laptops, servers, etc.</text:p>
      <text:p text:style-name="P4"/>
      <text:p text:style-name="P7"><text:span text:style-name="T6">SIEM</text:span><text:span text:style-name="T5">:</text:span></text:p>
      <text:p text:style-name="P2">Security Information and Event Management</text:p>
      <text:p text:style-name="P4">Aggregates and analyzes security logs and events for detection, alerts, and compliance</text:p>
      <text:p text:style-name="P4">Monitors: Logs from multiple sources</text:p>
      <text:p text:style-name="P4"/>
      <text:p text:style-name="P7"><text:span text:style-name="T6">DLP</text:span><text:span text:style-name="T5">:</text:span></text:p>
      <text:p text:style-name="P2">Data Loss Prevention</text:p>
      <text:p text:style-name="P4">Prevents unauthorized sharing or leakage of sensitive data</text:p>
      <text:p text:style-name="P4">Monitors: Files, emails, USB, cloud</text:p>
      <text:p text:style-name="P4"/>
      <text:p text:style-name="P7"><text:span text:style-name="T6">Backup Planning and Retention Policies:</text:span><text:span text:style-name="T5"><text:line-break/><text:line-break/></text:span><text:span text:style-name="T8">Data backups and recovery</text:span><text:span text:style-name="T5"> help minimize consequences and accelerate business </text:span><text:span text:style-name="T8">continuity</text:span><text:span text:style-name="T5"> effectively.</text:span></text:p>
      <text:p text:style-name="P7"><text:span text:style-name="T5"><text:line-break/>We must implement </text:span><text:span text:style-name="T8">appropriate protection measures</text:span><text:span text:style-name="T5"> such as strong access controls and authentication, encryption of sensitive data, network segmentation, and the implementation of intrusion detection and prevention solutions.</text:span></text:p>
      <text:p text:style-name="P4"/>
      <text:p text:style-name="P7"><text:span text:style-name="T5">It is essential to establish a solid data backup strategy. This involves making regular backups of critical data and storing them in </text:span><text:span text:style-name="T8">secure locations</text:span><text:span text:style-name="T5"> separate from the main systems. Today, using the </text:span><text:span text:style-name="T8">cloud</text:span><text:span text:style-name="T5"> to protect information backups is very popular.</text:span></text:p>
      <text:p text:style-name="P4"/>
      <text:p text:style-name="P7"><text:span text:style-name="T5">Backups should be tested regularly to ensure their </text:span><text:span text:style-name="T8">integrity</text:span><text:span text:style-name="T5"> and </text:span><text:span text:style-name="T8">availability</text:span><text:span text:style-name="T5"> when needed.</text:span></text:p>
      <text:p text:style-name="P4"/>
      <text:p text:style-name="P4"/>
      <text:p text:style-name="P4"/>
      <text:p text:style-name="P4"/>
      <text:p text:style-name="P4"/>
      <text:p text:style-name="P7"><text:soft-page-break/></text:p>
      <text:p text:style-name="P8">Detection</text:p>
      <text:p text:style-name="P4"/>
      <text:p text:style-name="P4"><text:span text:style-name="T1">TechCo</text:span> could detect the <text:span text:style-name="T3">ransomware attack</text:span> in its early stages by using <text:span text:style-name="T3">cybersecurity tools</text:span> and <text:span text:style-name="T3">technologies</text:span>.</text:p>
      <text:p text:style-name="P4"/>
      <text:p text:style-name="P7"><text:span text:style-name="T6">IDS</text:span><text:span text:style-name="T5">:</text:span></text:p>
      <text:p text:style-name="P2">Intrusion Detection System</text:p>
      <text:p text:style-name="P4">Detects malicious activity</text:p>
      <text:p text:style-name="P4">Monitors: Network traffic</text:p>
      <text:p text:style-name="P4"/>
      <text:p text:style-name="P7"><text:span text:style-name="T6">IPS</text:span><text:span text:style-name="T5">:</text:span></text:p>
      <text:p text:style-name="P2">Intrusion Prevention System</text:p>
      <text:p text:style-name="P4">Detects and blocks threats</text:p>
      <text:p text:style-name="P4">Monitors: Network traffic</text:p>
      <text:p text:style-name="P4"/>
      <text:p text:style-name="P7"><text:span text:style-name="T6">NDR</text:span><text:span text:style-name="T5">:</text:span></text:p>
      <text:p text:style-name="P2">Network Detection and Response</text:p>
      <text:p text:style-name="P4">Uses AI/behavioral analytics to detect threats across network</text:p>
      <text:p text:style-name="P4">Monitors: Network</text:p>
      <text:p text:style-name="P4"/>
      <text:p text:style-name="P7"><text:span text:style-name="T6">EDR</text:span><text:span text:style-name="T5">:</text:span></text:p>
      <text:p text:style-name="P2">Endpoint Detection and Response</text:p>
      <text:p text:style-name="P4">Detects and responds to threats on individual devices (endpoints)</text:p>
      <text:p text:style-name="P4">Monitors: Laptops, servers, etc.</text:p>
      <text:p text:style-name="P4"/>
      <text:p text:style-name="P7"><text:span text:style-name="T6">SIEM</text:span><text:span text:style-name="T5">:</text:span></text:p>
      <text:p text:style-name="P2">Security Information and Event Management</text:p>
      <text:p text:style-name="P4">Aggregates and analyzes security logs and events for detection, alerts, and compliance</text:p>
      <text:p text:style-name="P4">Monitors: Logs from multiple sources</text:p>
      <text:p text:style-name="P4"/>
      <text:p text:style-name="P7"><text:span text:style-name="T6">DLP</text:span><text:span text:style-name="T5">:</text:span></text:p>
      <text:p text:style-name="P2">Data Loss Prevention</text:p>
      <text:p text:style-name="P4">Prevents unauthorized sharing or leakage of sensitive data</text:p>
      <text:p text:style-name="P4">Monitors: Files, emails, USB, cloud</text:p>
      <text:p text:style-name="P4"/>
      <text:p text:style-name="P4">An <text:span text:style-name="T3">early warning protocol</text:span> in cybersecurity improves the detection of incidents by proactively identifying potential threats before they escalate into serious breaches. It creates a structured, real-time system to monitor, alert, and respond to unusual or risky behavior within a network, system, or application.</text:p>
      <text:p text:style-name="P4"/>
      <text:p text:style-name="P8">Response</text:p>
      <text:p text:style-name="P3"/>
      <text:p text:style-name="P4">NIST defines an incident response lifecycle consisting of four main phases: preparation, detection and analysis, containment and eradication, and recovery.</text:p>
      <text:p text:style-name="P4"/>
      <text:p text:style-name="P4">This structured approach enables organizations to effectively handle security incidents and minimize their impact.</text:p>
      <text:p text:style-name="P4"/>
      <text:p text:style-name="P4"/>
      <text:p text:style-name="P4"/>
      <text:p text:style-name="P4"/>
      <text:p text:style-name="P4"><text:soft-page-break/></text:p>
      <text:p text:style-name="P2">Preparation</text:p>
      <text:p text:style-name="P2"/>
      <text:p text:style-name="P4">In this stage, we create an incident response plan that establishes roles and responsibilities, as well as procedures to follow in the event of a security incident.</text:p>
      <text:p text:style-name="P4"/>
      <text:p text:style-name="P2">Detection and Analysis</text:p>
      <text:p text:style-name="P2"/>
      <text:p text:style-name="P4">In this stage, we use detection tools as mentioned above to identify and analyze the incident. We also collect and examine audit logs and perform forensic analysis to determine the nature and scope of the incident.</text:p>
      <text:p text:style-name="P4"/>
      <text:p text:style-name="P2">Containment and Eradication</text:p>
      <text:p text:style-name="P2"/>
      <text:p text:style-name="P4">Once we know the magnitude of the incident, we take appropriate measures to contain it and prevent its spread. This may involve disconnecting affected systems, removing malware, and applying security patches.</text:p>
      <text:p text:style-name="P4"/>
      <text:p text:style-name="P2">Recovery</text:p>
      <text:p text:style-name="P2"/>
      <text:p text:style-name="P4">After containing and eradicating the incident, we proceed to recover the affected systems. This can be achieved by restoring data from backups, rebuilding compromised systems, or implementing additional security measures.</text:p>
      <text:p text:style-name="P4"/>
      <text:p text:style-name="P6">Some best practices for incident response and business continuity planning include:</text:p>
      <text:p text:style-name="P4"/>
      <text:p text:style-name="P4"><text:span text:style-name="T3">Identification and classification of critical assets:</text:span> Identify information assets and systems critical to the business and prioritize their protection and recovery in the event of an incident or disruption.</text:p>
      <text:p text:style-name="P4"/>
      <text:p text:style-name="P4"><text:span text:style-name="T3">Establishment of roles and responsibilities:</text:span> Clearly define the roles and responsibilities of the incident response team and business continuity team members, as well as communication and decision-making lines.</text:p>
      <text:p text:style-name="P4"/>
      <text:p text:style-name="P4"><text:span text:style-name="T3">Communication and coordination:</text:span> Establish clear communication channels and coordination mechanisms with internal and external stakeholders, such as vendors, customers, and regulatory authorities.</text:p>
      <text:p text:style-name="P4"/>
      <text:p text:style-name="P4"><text:span text:style-name="T3">Testing and exercises:</text:span> Conduct regular tests and exercises to assess the effectiveness of incident response and business continuity plans, identify areas for improvement, and train staff in plan execution.</text:p>
      <text:p text:style-name="P4"/>
      <text:p text:style-name="P4"><text:span text:style-name="T3">Continuous improvement:</text:span> Conduct post-incident and post-disruption reviews to identify lessons learned and make adjustments and improvements to plans and processes.</text:p>
      <text:p text:style-name="P4"/>
      <text:p text:style-name="P4"/>
      <text:p text:style-name="P4"/>
      <text:p text:style-name="P4"/>
      <text:p text:style-name="P4"/>
      <text:p text:style-name="P4"/>
      <text:p text:style-name="P4"/>
      <text:p text:style-name="P4"/>
      <text:p text:style-name="P4"/>
      <text:p text:style-name="P4"><text:soft-page-break/></text:p>
      <text:p text:style-name="P8">Recovery</text:p>
      <text:p text:style-name="P15"/>
      <text:p text:style-name="P17">To restore systems and data affected by a ransomware attack in accordance with the NIST Cybersecurity Framework. TechCo should follow a structured, disciplined recovery process.</text:p>
      <text:p text:style-name="P17"/>
      <text:p text:style-name="P17"><text:span text:style-name="T3">Contain the Incident</text:span>: Disconnect infected systems from the network.<text:line-break/><text:line-break/><text:span text:style-name="T3">Identify and Validate Backups</text:span>: Ensure backups are: Clean, Up to date and Stored securely.</text:p>
      <text:p text:style-name="P17"/>
      <text:p text:style-name="P17"><text:span text:style-name="T3">Eradicate the Malware</text:span>: Wipe affected systems completely.</text:p>
      <text:p text:style-name="P17"/>
      <text:p text:style-name="P17"><text:span text:style-name="T3">Restore Systems and Services</text:span>: Restore from clean backups to new or fully re-imaged systems.</text:p>
      <text:p text:style-name="P17"/>
      <text:p text:style-name="P17"><text:span text:style-name="T3">Re-secure and Harden Restored Systems</text:span>: Apply patches and updates before reconnecting systems.</text:p>
      <text:p text:style-name="P17"/>
      <text:p text:style-name="P17"><text:span text:style-name="T3">Validate Recovery</text:span>: Integrity of restored data.</text:p>
      <text:p text:style-name="P17"/>
      <text:p text:style-name="P17"><text:span text:style-name="T3">Communicate Recovery Status</text:span>: Update leadership, employees, customers, and regulators as appropriate.</text:p>
      <text:p text:style-name="P17"/>
      <text:p text:style-name="P17"><text:span text:style-name="T3">Document Lessons Learned</text:span>: Conduct post-incident and post-disruption reviews to identify lessons learned and make adjustments and improvements to plans and processes.</text:p>
      <text:p text:style-name="P17"/>
      <text:p text:style-name="P8">Continuous Improvement</text:p>
      <text:p text:style-name="P15"/>
      <text:p text:style-name="P19"><text:span text:style-name="T7">Conduct a Post-Incident Review:</text:span></text:p>
      <text:p text:style-name="P18"><text:span text:style-name="T5">How quickly was the incident detected? Were monitoring systems effective?</text:span></text:p>
      <text:p text:style-name="P17"/>
      <text:p text:style-name="P18"><text:span text:style-name="T8">Use a Scoring or Rating System:</text:span><text:span text:style-name="T5"><text:line-break/>Speed of detection</text:span></text:p>
      <text:p text:style-name="P18"><text:span text:style-name="T5">Communication clarity</text:span></text:p>
      <text:p text:style-name="P18"><text:span text:style-name="T5">Restoration speed</text:span></text:p>
      <text:p text:style-name="P17"/>
      <text:p text:style-name="P19"><text:span text:style-name="T7">Gather Qualitative Feedback:</text:span></text:p>
      <text:p text:style-name="P18"><text:span text:style-name="T5">Response team via structured debriefs or anonymous surveys.</text:span></text:p>
      <text:p text:style-name="P17"/>
      <text:p text:style-name="P16">Document Lessons Learned:</text:p>
      <text:p text:style-name="P17">Timeline of events</text:p>
      <text:p text:style-name="P17">Decisions made</text:p>
      <text:p text:style-name="P17">Key strengths and weaknesses</text:p>
      <text:p text:style-name="P17"/>
      <text:p text:style-name="P16">Integrate Lessons into the IR Plan:</text:p>
      <text:p text:style-name="P18"><text:span text:style-name="T5">Update: </text:span>Incident Response Plan <text:span text:style-name="T10">and Training materials.</text:span></text:p>
      <text:p text:style-name="P17"/>
      <text:p text:style-name="P16">Conduct a Tabletop Exercise Based on the Real Incident:</text:p>
      <text:p text:style-name="P17">Re-simulate the incident in a controlled tabletop session.</text:p>
      <text:p text:style-name="P17">Evaluate whether the new updates would improve the out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12T23:02:36.89</meta:creation-date>
    <meta:generator>OpenOffice/4.1.5$Win32 OpenOffice.org_project/415m1$Build-9789</meta:generator>
    <dc:date>2025-06-13T12:54:39.93</dc:date>
    <meta:editing-duration>PT4H56M14S</meta:editing-duration>
    <meta:editing-cycles>114</meta:editing-cycles>
    <meta:document-statistic meta:table-count="0" meta:image-count="0" meta:object-count="0" meta:page-count="5" meta:paragraph-count="117" meta:word-count="1113" meta:character-count="8027"/>
  </office:meta>
</office:document-meta>
</file>